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style:text-position="0% 100%" fo:font-style="normal" officeooo:rsid="00230500" officeooo:paragraph-rsid="004ad148" style:font-style-asian="normal" style:font-style-complex="normal"/>
    </style:style>
    <style:style style:name="P3" style:family="paragraph" style:parent-style-name="SBC_3a_paragraph">
      <style:text-properties fo:language="pt" fo:country="PT" fo:font-style="normal" officeooo:rsid="001cec2f" officeooo:paragraph-rsid="001cec2f" style:font-style-asian="normal" style:font-style-complex="normal"/>
    </style:style>
    <style:style style:name="P4" style:family="paragraph" style:parent-style-name="SBC_3a_paragraph">
      <style:text-properties style:text-position="super 58%" fo:font-style="italic" officeooo:rsid="0021b5ff" officeooo:paragraph-rsid="0021b5ff" style:font-style-asian="italic" style:font-style-complex="italic"/>
    </style:style>
    <style:style style:name="P5" style:family="paragraph" style:parent-style-name="SBC_3a_paragraph">
      <style:paragraph-properties fo:margin-left="0cm" fo:margin-right="0cm" fo:text-indent="0cm" style:auto-text-indent="false"/>
    </style:style>
    <style:style style:name="P6" style:family="paragraph" style:parent-style-name="SBC_3a_paragraph">
      <style:paragraph-properties fo:margin-left="0cm" fo:margin-right="0cm" fo:text-indent="0cm" style:auto-text-indent="false"/>
      <style:text-properties officeooo:rsid="001a6bd1" officeooo:paragraph-rsid="003c416c"/>
    </style:style>
    <style:style style:name="P7" style:family="paragraph" style:parent-style-name="SBC_3a_paragraph">
      <style:paragraph-properties fo:margin-left="0cm" fo:margin-right="0cm" fo:text-indent="0cm" style:auto-text-indent="false"/>
      <style:text-properties officeooo:paragraph-rsid="0021b5ff"/>
    </style:style>
    <style:style style:name="P8" style:family="paragraph" style:parent-style-name="SBC_3a_paragraph">
      <style:paragraph-properties fo:margin-left="0cm" fo:margin-right="0cm" fo:text-indent="0cm" style:auto-text-indent="false"/>
      <style:text-properties officeooo:rsid="004ad148" officeooo:paragraph-rsid="004ad148"/>
    </style:style>
    <style:style style:name="P9" style:family="paragraph" style:parent-style-name="SBC_3a_paragraph">
      <style:paragraph-properties fo:margin-left="0cm" fo:margin-right="0cm" fo:text-indent="0cm" style:auto-text-indent="false"/>
      <style:text-properties officeooo:rsid="004ca2d3" officeooo:paragraph-rsid="004ca2d3"/>
    </style:style>
    <style:style style:name="P10" style:family="paragraph" style:parent-style-name="SBC_3a_paragraph">
      <style:paragraph-properties fo:margin-left="0cm" fo:margin-right="0cm" fo:text-indent="0cm" style:auto-text-indent="false"/>
      <style:text-properties officeooo:rsid="004ca2d3" officeooo:paragraph-rsid="005906b6"/>
    </style:style>
    <style:style style:name="P11" style:family="paragraph" style:parent-style-name="SBC_3a_paragraph">
      <style:paragraph-properties fo:margin-left="0cm" fo:margin-right="0cm" fo:text-indent="0cm" style:auto-text-indent="false"/>
      <style:text-properties officeooo:paragraph-rsid="00566637"/>
    </style:style>
    <style:style style:name="P12" style:family="paragraph" style:parent-style-name="SBC_3a_caption">
      <style:paragraph-properties fo:margin-left="0cm" fo:margin-right="0cm" fo:text-indent="0cm" style:auto-text-indent="false"/>
      <style:text-properties officeooo:rsid="004ad148" officeooo:paragraph-rsid="004ca2d3"/>
    </style:style>
    <style:style style:name="P13" style:family="paragraph" style:parent-style-name="SBC_3a_caption">
      <style:paragraph-properties fo:margin-left="0cm" fo:margin-right="0cm" fo:text-indent="0cm" style:auto-text-indent="false"/>
      <style:text-properties officeooo:rsid="004ad148" officeooo:paragraph-rsid="004d5efe"/>
    </style:style>
    <style:style style:name="P14" style:family="paragraph" style:parent-style-name="SBC_3a_reference">
      <style:paragraph-properties fo:margin-left="0cm" fo:margin-right="0cm" fo:text-indent="0cm" style:auto-text-indent="false"/>
      <style:text-properties fo:font-style="normal" officeooo:rsid="00566637" officeooo:paragraph-rsid="004d5efe" style:font-style-asian="normal" style:font-style-complex="normal"/>
    </style:style>
    <style:style style:name="P15" style:family="paragraph" style:parent-style-name="SBC_3a_reference">
      <style:paragraph-properties fo:margin-left="0cm" fo:margin-right="0cm" fo:text-indent="0cm" style:auto-text-indent="false"/>
      <style:text-properties fo:font-style="normal" officeooo:rsid="00566637" officeooo:paragraph-rsid="00566637" style:font-style-asian="normal" style:font-style-complex="normal"/>
    </style:style>
    <style:style style:name="P16" style:family="paragraph" style:parent-style-name="SBC_3a_email">
      <style:text-properties officeooo:rsid="001782ae" officeooo:paragraph-rsid="001782ae"/>
    </style:style>
    <style:style style:name="P17" style:family="paragraph" style:parent-style-name="SBC_3a_paragraph_3a_first">
      <style:text-properties officeooo:rsid="001782ae" officeooo:paragraph-rsid="001782ae"/>
    </style:style>
    <style:style style:name="P18" style:family="paragraph" style:parent-style-name="SBC_3a_paragraph_3a_first">
      <style:text-properties officeooo:rsid="0019195b" officeooo:paragraph-rsid="0019195b"/>
    </style:style>
    <style:style style:name="P19" style:family="paragraph" style:parent-style-name="SBC_3a_paragraph_3a_first">
      <style:text-properties officeooo:paragraph-rsid="001a8386"/>
    </style:style>
    <style:style style:name="P20" style:family="paragraph" style:parent-style-name="SBC_3a_paragraph_3a_first">
      <style:text-properties officeooo:rsid="00290848" officeooo:paragraph-rsid="00290848"/>
    </style:style>
    <style:style style:name="P21" style:family="paragraph" style:parent-style-name="SBC_3a_paragraph_3a_first">
      <style:text-properties officeooo:rsid="0031b2b0" officeooo:paragraph-rsid="0031b2b0"/>
    </style:style>
    <style:style style:name="P22" style:family="paragraph" style:parent-style-name="SBC_3a_paragraph_3a_first">
      <style:text-properties officeooo:rsid="002ac0fe" officeooo:paragraph-rsid="0036b37c"/>
    </style:style>
    <style:style style:name="P23" style:family="paragraph" style:parent-style-name="SBC_3a_paragraph_3a_first">
      <style:text-properties officeooo:rsid="004ad148" officeooo:paragraph-rsid="004ad148"/>
    </style:style>
    <style:style style:name="P24" style:family="paragraph" style:parent-style-name="SBC_3a_paragraph_3a_first">
      <style:text-properties officeooo:rsid="001af08d" officeooo:paragraph-rsid="004d5efe"/>
    </style:style>
    <style:style style:name="P25" style:family="paragraph" style:parent-style-name="SBC_3a_paragraph_3a_first">
      <style:text-properties officeooo:paragraph-rsid="00513582"/>
    </style:style>
    <style:style style:name="P26" style:family="paragraph" style:parent-style-name="SBC_3a_author_28_s_29_">
      <style:text-properties officeooo:rsid="0016d265" officeooo:paragraph-rsid="0016d265"/>
    </style:style>
    <style:style style:name="P27" style:family="paragraph" style:parent-style-name="SBC_3a_reference">
      <style:text-properties fo:font-style="normal" officeooo:rsid="004d5efe" officeooo:paragraph-rsid="004d5efe" style:font-style-asian="normal" style:font-style-complex="normal"/>
    </style:style>
    <style:style style:name="P28" style:family="paragraph" style:parent-style-name="SBC_3a_reference">
      <style:text-properties fo:font-style="normal" officeooo:rsid="005906b6" officeooo:paragraph-rsid="005906b6" style:font-style-asian="normal" style:font-style-complex="normal"/>
    </style:style>
    <style:style style:name="P29" style:family="paragraph" style:parent-style-name="SBC_3a_paragraph" style:list-style-name="L1">
      <style:text-properties officeooo:paragraph-rsid="001782ae"/>
    </style:style>
    <style:style style:name="P30" style:family="paragraph" style:parent-style-name="SBC_3a_paragraph" style:list-style-name="L1">
      <style:text-properties officeooo:paragraph-rsid="00566637"/>
    </style:style>
    <style:style style:name="P31" style:family="paragraph" style:parent-style-name="SBC_3a_paragraph" style:list-style-name="L1">
      <style:text-properties fo:font-weight="normal" officeooo:rsid="001782ae" officeooo:paragraph-rsid="001782ae" style:font-weight-asian="normal" style:font-weight-complex="normal"/>
    </style:style>
    <style:style style:name="P32" style:family="paragraph" style:parent-style-name="SBC_3a_paragraph" style:list-style-name="L1">
      <style:text-properties officeooo:rsid="001782ae" officeooo:paragraph-rsid="001782ae"/>
    </style:style>
    <style:style style:name="P33" style:family="paragraph" style:parent-style-name="SBC_3a_paragraph" style:list-style-name="L2">
      <style:text-properties officeooo:rsid="0019195b" officeooo:paragraph-rsid="0019195b"/>
    </style:style>
    <style:style style:name="P34" style:family="paragraph" style:parent-style-name="SBC_3a_paragraph" style:list-style-name="L2">
      <style:text-properties fo:font-style="normal" officeooo:rsid="001a6bd1" officeooo:paragraph-rsid="001a6bd1" style:font-style-asian="normal" style:font-style-complex="normal"/>
    </style:style>
    <style:style style:name="P35" style:family="paragraph" style:parent-style-name="SBC_3a_paragraph" style:list-style-name="L3">
      <style:paragraph-properties fo:text-align="start" style:justify-single-word="false"/>
      <style:text-properties officeooo:rsid="0032f3c5" officeooo:paragraph-rsid="0032f3c5"/>
    </style:style>
    <style:style style:name="P36" style:family="paragraph" style:parent-style-name="SBC_3a_paragraph" style:list-style-name="L3">
      <style:paragraph-properties fo:text-align="start" style:justify-single-word="false"/>
      <style:text-properties officeooo:rsid="0032f3c5" officeooo:paragraph-rsid="0033d5e2"/>
    </style:style>
    <style:style style:name="P37" style:family="paragraph" style:parent-style-name="SBC_3a_paragraph" style:list-style-name="L3">
      <style:paragraph-properties fo:text-align="start" style:justify-single-word="false"/>
      <style:text-properties officeooo:rsid="0032f3c5" officeooo:paragraph-rsid="0063026a"/>
    </style:style>
    <style:style style:name="P38"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39"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40" style:family="paragraph" style:parent-style-name="SBC_3a_paragraph">
      <style:text-properties style:text-position="0% 100%" fo:font-style="normal" officeooo:rsid="004ad148" officeooo:paragraph-rsid="0063026a" style:font-style-asian="normal" style:font-style-complex="normal"/>
    </style:style>
    <style:style style:name="P41"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42" style:family="paragraph" style:parent-style-name="SBC_3a_paragraph" style:list-style-name="L3">
      <style:paragraph-properties fo:text-align="start" style:justify-single-word="false"/>
      <style:text-properties officeooo:rsid="003a695c" officeooo:paragraph-rsid="003a695c"/>
    </style:style>
    <style:style style:name="P43" style:family="paragraph" style:parent-style-name="SBC_3a_paragraph" style:list-style-name="L4">
      <style:text-properties officeooo:paragraph-rsid="002092fa"/>
    </style:style>
    <style:style style:name="P44" style:family="paragraph" style:parent-style-name="SBC_3a_paragraph" style:list-style-name="L4">
      <style:text-properties officeooo:paragraph-rsid="0021b5ff"/>
    </style:style>
    <style:style style:name="P45" style:family="paragraph" style:parent-style-name="SBC_3a_paragraph" style:list-style-name="L4">
      <style:text-properties officeooo:rsid="001cec2f" officeooo:paragraph-rsid="001cec2f"/>
    </style:style>
    <style:style style:name="P46" style:family="paragraph" style:parent-style-name="SBC_3a_paragraph" style:list-style-name="L4">
      <style:text-properties officeooo:rsid="001cec2f" officeooo:paragraph-rsid="002092fa"/>
    </style:style>
    <style:style style:name="P47" style:family="paragraph" style:parent-style-name="SBC_3a_paragraph" style:list-style-name="L4">
      <style:text-properties officeooo:rsid="001cec2f" officeooo:paragraph-rsid="0021b5ff"/>
    </style:style>
    <style:style style:name="P48" style:family="paragraph" style:parent-style-name="SBC_3a_paragraph" style:list-style-name="L4">
      <style:text-properties officeooo:rsid="002052e6" officeooo:paragraph-rsid="002052e6"/>
    </style:style>
    <style:style style:name="P49" style:family="paragraph" style:parent-style-name="SBC_3a_paragraph" style:list-style-name="L5">
      <style:text-properties officeooo:rsid="002ac0fe" officeooo:paragraph-rsid="0037ef7f"/>
    </style:style>
    <style:style style:name="P50" style:family="paragraph" style:parent-style-name="SBC_3a_paragraph" style:list-style-name="L5">
      <style:text-properties officeooo:rsid="002ac0fe" officeooo:paragraph-rsid="002cb208"/>
    </style:style>
    <style:style style:name="P51" style:family="paragraph" style:parent-style-name="SBC_3a_paragraph" style:list-style-name="L5">
      <style:text-properties officeooo:rsid="002cb208" officeooo:paragraph-rsid="002cb208"/>
    </style:style>
    <style:style style:name="P52" style:family="paragraph" style:parent-style-name="SBC_3a_paragraph" style:list-style-name="L5">
      <style:text-properties officeooo:rsid="002e0120" officeooo:paragraph-rsid="002e0120"/>
    </style:style>
    <style:style style:name="P53" style:family="paragraph" style:parent-style-name="SBC_3a_paragraph" style:list-style-name="L5">
      <style:text-properties officeooo:rsid="002e0120" officeooo:paragraph-rsid="003803cc"/>
    </style:style>
    <style:style style:name="P54" style:family="paragraph" style:parent-style-name="SBC_3a_paragraph" style:list-style-name="L5">
      <style:text-properties officeooo:rsid="002ee68a" officeooo:paragraph-rsid="002ee68a"/>
    </style:style>
    <style:style style:name="P55" style:family="paragraph" style:parent-style-name="SBC_3a_paragraph" style:list-style-name="L6">
      <style:text-properties officeooo:rsid="002ee68a" officeooo:paragraph-rsid="002ee68a"/>
    </style:style>
    <style:style style:name="P56" style:family="paragraph" style:parent-style-name="SBC_3a_paragraph" style:list-style-name="L6">
      <style:text-properties officeooo:rsid="002f169b" officeooo:paragraph-rsid="002f169b"/>
    </style:style>
    <style:style style:name="P57" style:family="paragraph" style:parent-style-name="SBC_3a_paragraph" style:list-style-name="L6">
      <style:text-properties officeooo:rsid="002f169b" officeooo:paragraph-rsid="00313564"/>
    </style:style>
    <style:style style:name="P58" style:family="paragraph" style:parent-style-name="SBC_3a_paragraph" style:list-style-name="L6">
      <style:text-properties officeooo:rsid="00313564" officeooo:paragraph-rsid="00313564"/>
    </style:style>
    <style:style style:name="P59" style:family="paragraph" style:parent-style-name="SBC_3a_paragraph" style:list-style-name="L7">
      <style:text-properties officeooo:rsid="00518620" officeooo:paragraph-rsid="00518620"/>
    </style:style>
    <style:style style:name="P60" style:family="paragraph" style:parent-style-name="SBC_3a_paragraph" style:list-style-name="L8">
      <style:text-properties officeooo:rsid="005b6ad0" officeooo:paragraph-rsid="005b6ad0"/>
    </style:style>
    <style:style style:name="P61" style:family="paragraph" style:parent-style-name="SBC_3a_paragraph">
      <style:text-properties officeooo:rsid="006083fc" officeooo:paragraph-rsid="006083fc"/>
    </style:style>
    <style:style style:name="P62" style:family="paragraph" style:parent-style-name="SBC_3a_paragraph">
      <style:text-properties officeooo:rsid="006966db" officeooo:paragraph-rsid="006966db"/>
    </style:style>
    <style:style style:name="P63" style:family="paragraph" style:parent-style-name="SBC_3a_paragraph">
      <style:paragraph-properties fo:margin-left="0cm" fo:margin-right="0cm" fo:text-indent="0cm" style:auto-text-indent="false"/>
      <style:text-properties officeooo:rsid="005b6ad0" officeooo:paragraph-rsid="005b6ad0"/>
    </style:style>
    <style:style style:name="P64" style:family="paragraph" style:parent-style-name="SBC_3a_paragraph">
      <style:paragraph-properties fo:margin-left="0cm" fo:margin-right="0cm" fo:text-indent="0cm" style:auto-text-indent="false"/>
      <style:text-properties officeooo:rsid="005b6ad0" officeooo:paragraph-rsid="006ac027"/>
    </style:style>
    <style:style style:name="P65" style:family="paragraph" style:parent-style-name="SBC_3a_paragraph">
      <style:paragraph-properties fo:margin-left="0cm" fo:margin-right="0cm" fo:text-indent="0cm" style:auto-text-indent="false"/>
      <style:text-properties officeooo:paragraph-rsid="00531a51"/>
    </style:style>
    <style:style style:name="P66" style:family="paragraph" style:parent-style-name="SBC_3a_paragraph">
      <style:paragraph-properties fo:margin-left="0cm" fo:margin-right="0cm" fo:text-indent="0cm" style:auto-text-indent="false"/>
      <style:text-properties officeooo:paragraph-rsid="001a8386"/>
    </style:style>
    <style:style style:name="P67" style:family="paragraph" style:parent-style-name="SBC_3a_paragraph">
      <style:paragraph-properties fo:margin-left="0cm" fo:margin-right="0cm" fo:text-indent="0cm" style:auto-text-indent="false"/>
      <style:text-properties officeooo:rsid="006ac027" officeooo:paragraph-rsid="006ac027"/>
    </style:style>
    <style:style style:name="P68" style:family="paragraph" style:parent-style-name="SBC_3a_caption">
      <style:paragraph-properties fo:margin-left="0cm" fo:margin-right="0cm" fo:text-indent="0cm" style:auto-text-indent="false"/>
      <style:text-properties officeooo:paragraph-rsid="005b6ad0"/>
    </style:style>
    <style:style style:name="P69" style:family="paragraph" style:parent-style-name="SBC_3a_caption">
      <style:paragraph-properties fo:margin-left="0cm" fo:margin-right="0cm" fo:text-indent="0cm" style:auto-text-indent="false"/>
      <style:text-properties officeooo:paragraph-rsid="006ca4ab"/>
    </style:style>
    <style:style style:name="P70" style:family="paragraph" style:parent-style-name="SBC_3a_title" style:master-page-name="Standard">
      <style:paragraph-properties style:page-number="auto"/>
      <style:text-properties officeooo:rsid="0016d265" officeooo:paragraph-rsid="0016d265"/>
    </style:style>
    <style:style style:name="P71" style:family="paragraph" style:parent-style-name="SBC_3a_title_3a_1">
      <style:text-properties officeooo:rsid="001782ae" officeooo:paragraph-rsid="001782ae"/>
    </style:style>
    <style:style style:name="P72" style:family="paragraph" style:parent-style-name="SBC_3a_title_3a_1">
      <style:text-properties officeooo:rsid="0019195b" officeooo:paragraph-rsid="0019195b"/>
    </style:style>
    <style:style style:name="P73" style:family="paragraph" style:parent-style-name="SBC_3a_title_3a_1">
      <style:text-properties officeooo:rsid="001a8386" officeooo:paragraph-rsid="001a8386"/>
    </style:style>
    <style:style style:name="P74" style:family="paragraph" style:parent-style-name="SBC_3a_title_3a_2">
      <style:text-properties officeooo:rsid="001a8386" officeooo:paragraph-rsid="001a8386"/>
    </style:style>
    <style:style style:name="P75" style:family="paragraph" style:parent-style-name="SBC_3a_title_3a_2">
      <style:text-properties officeooo:paragraph-rsid="001a8386"/>
    </style:style>
    <style:style style:name="P76" style:family="paragraph" style:parent-style-name="SBC_3a_paragraph_3a_first" style:list-style-name="L3">
      <style:paragraph-properties fo:text-align="start" style:justify-single-word="false"/>
      <style:text-properties officeooo:rsid="0032f3c5" officeooo:paragraph-rsid="0032f3c5"/>
    </style:style>
    <style:style style:name="P77" style:family="paragraph" style:parent-style-name="SBC_3a_paragraph_3a_first" style:list-style-name="L7">
      <style:text-properties officeooo:paragraph-rsid="00513582"/>
    </style:style>
    <style:style style:name="P78" style:family="paragraph" style:parent-style-name="SBC_3a_paragraph_3a_first">
      <style:text-properties officeooo:paragraph-rsid="001a8386"/>
    </style:style>
    <style:style style:name="P79" style:family="paragraph" style:parent-style-name="SBC_3a_paragraph_3a_first">
      <style:text-properties officeooo:rsid="006076a4" officeooo:paragraph-rsid="006076a4"/>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1cec2f" style:font-style-asian="normal" style:font-style-complex="normal"/>
    </style:style>
    <style:style style:name="T3" style:family="text">
      <style:text-properties style:text-position="super 58%" fo:font-style="italic" officeooo:rsid="0021b5ff"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a8386" style:font-style-asian="italic" style:font-style-complex="italic"/>
    </style:style>
    <style:style style:name="T6" style:family="text">
      <style:text-properties fo:font-style="italic" officeooo:rsid="0021b5ff" style:font-style-asian="italic" style:font-style-complex="italic"/>
    </style:style>
    <style:style style:name="T7" style:family="text">
      <style:text-properties fo:font-style="italic" officeooo:rsid="002e0120" style:font-style-asian="italic" style:font-style-complex="italic"/>
    </style:style>
    <style:style style:name="T8" style:family="text">
      <style:text-properties fo:font-style="italic" officeooo:rsid="0033d5e2" style:font-style-asian="italic" style:font-style-complex="italic"/>
    </style:style>
    <style:style style:name="T9" style:family="text">
      <style:text-properties fo:font-style="italic" officeooo:rsid="003fdfb0" style:font-style-asian="italic" style:font-style-complex="italic"/>
    </style:style>
    <style:style style:name="T10" style:family="text">
      <style:text-properties fo:font-style="italic" officeooo:rsid="005454ec" style:font-style-asian="italic" style:font-style-complex="italic"/>
    </style:style>
    <style:style style:name="T11" style:family="text">
      <style:text-properties fo:font-style="italic" officeooo:rsid="00625641" style:font-style-asian="italic" style:font-style-complex="italic"/>
    </style:style>
    <style:style style:name="T12" style:family="text">
      <style:text-properties fo:font-style="italic" officeooo:rsid="0063026a" style:font-style-asian="italic" style:font-style-complex="italic"/>
    </style:style>
    <style:style style:name="T13" style:family="text">
      <style:text-properties fo:font-style="italic" officeooo:rsid="00652451"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782ae"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a8386" style:font-style-asian="normal" style:font-style-complex="normal"/>
    </style:style>
    <style:style style:name="T18" style:family="text">
      <style:text-properties fo:font-style="normal" officeooo:rsid="002e0120" style:font-style-asian="normal" style:font-style-complex="normal"/>
    </style:style>
    <style:style style:name="T19" style:family="text">
      <style:text-properties fo:font-style="normal" officeooo:rsid="00313564" style:font-style-asian="normal" style:font-style-complex="normal"/>
    </style:style>
    <style:style style:name="T20" style:family="text">
      <style:text-properties fo:font-style="normal" officeooo:rsid="003a695c" style:font-style-asian="normal" style:font-style-complex="normal"/>
    </style:style>
    <style:style style:name="T21" style:family="text">
      <style:text-properties fo:font-style="normal" officeooo:rsid="003c416c" style:font-style-asian="normal" style:font-style-complex="normal"/>
    </style:style>
    <style:style style:name="T22" style:family="text">
      <style:text-properties fo:font-style="normal" officeooo:rsid="004d5efe" style:font-style-asian="normal" style:font-style-complex="normal"/>
    </style:style>
    <style:style style:name="T23" style:family="text">
      <style:text-properties fo:font-style="normal" officeooo:rsid="00625641" style:font-style-asian="normal" style:font-style-complex="normal"/>
    </style:style>
    <style:style style:name="T24" style:family="text">
      <style:text-properties fo:font-style="normal" officeooo:rsid="0063026a" style:font-style-asian="normal" style:font-style-complex="normal"/>
    </style:style>
    <style:style style:name="T25" style:family="text">
      <style:text-properties fo:font-style="normal" officeooo:rsid="00652451" style:font-style-asian="normal" style:font-style-complex="normal"/>
    </style:style>
    <style:style style:name="T26" style:family="text">
      <style:text-properties fo:font-style="normal" officeooo:rsid="00664417" style:font-style-asian="normal" style:font-style-complex="normal"/>
    </style:style>
    <style:style style:name="T27" style:family="text">
      <style:text-properties fo:font-style="normal" officeooo:rsid="0067e7af" style:font-style-asian="normal" style:font-style-complex="normal"/>
    </style:style>
    <style:style style:name="T28" style:family="text">
      <style:text-properties fo:font-style="normal" officeooo:rsid="006966db" style:font-style-asian="normal" style:font-style-complex="normal"/>
    </style:style>
    <style:style style:name="T29" style:family="text">
      <style:text-properties fo:font-style="normal" officeooo:rsid="006ac02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782ae" style:font-style-asian="normal" style:font-weight-asian="normal" style:font-style-complex="normal" style:font-weight-complex="normal"/>
    </style:style>
    <style:style style:name="T32" style:family="text">
      <style:text-properties fo:font-style="normal" fo:font-weight="normal" officeooo:rsid="0033d5e2" style:font-style-asian="normal" style:font-weight-asian="normal" style:font-style-complex="normal" style:font-weight-complex="normal"/>
    </style:style>
    <style:style style:name="T33" style:family="text">
      <style:text-properties style:text-position="sub 58%" fo:font-style="italic" fo:font-weight="normal" style:font-style-asian="italic" style:font-weight-asian="normal" style:font-style-complex="italic" style:font-weight-complex="normal"/>
    </style:style>
    <style:style style:name="T34" style:family="text">
      <style:text-properties style:text-position="sub 58%" fo:font-style="italic" fo:font-weight="normal" officeooo:rsid="001782ae" style:font-style-asian="italic" style:font-weight-asian="normal" style:font-style-complex="italic" style:font-weight-complex="normal"/>
    </style:style>
    <style:style style:name="T35" style:family="text">
      <style:text-properties style:text-position="sub 58%" fo:font-style="italic" style:font-style-asian="italic" style:font-style-complex="italic"/>
    </style:style>
    <style:style style:name="T36" style:family="text">
      <style:text-properties style:text-position="sub 58%" fo:font-style="italic" officeooo:rsid="0033d5e2" style:font-style-asian="italic" style:font-style-complex="italic"/>
    </style:style>
    <style:style style:name="T37" style:family="text">
      <style:text-properties style:text-position="sub 58%" fo:font-style="italic" officeooo:rsid="003fdfb0" style:font-style-asian="italic" style:font-style-complex="italic"/>
    </style:style>
    <style:style style:name="T38" style:family="text">
      <style:text-properties style:text-position="sub 58%" fo:font-style="italic" officeooo:rsid="005454ec" style:font-style-asian="italic" style:font-style-complex="italic"/>
    </style:style>
    <style:style style:name="T39" style:family="text">
      <style:text-properties style:text-position="sub 58%" fo:font-style="italic" officeooo:rsid="00531a51" style:font-style-asian="italic" style:font-style-complex="italic"/>
    </style:style>
    <style:style style:name="T40"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41" style:family="text">
      <style:text-properties style:text-position="0% 100%" fo:font-style="normal" fo:font-weight="normal" style:font-style-asian="normal" style:font-weight-asian="normal" style:font-style-complex="normal" style:font-weight-complex="normal"/>
    </style:style>
    <style:style style:name="T42" style:family="text">
      <style:text-properties style:text-position="0% 100%" fo:font-style="normal" fo:font-weight="normal" officeooo:rsid="005454ec" style:font-style-asian="normal" style:font-weight-asian="normal" style:font-style-complex="normal" style:font-weight-complex="normal"/>
    </style:style>
    <style:style style:name="T43" style:family="text">
      <style:text-properties style:text-position="0% 100%" fo:font-style="normal" fo:font-weight="normal" officeooo:rsid="001782ae" style:font-style-asian="normal" style:font-weight-asian="normal" style:font-style-complex="normal" style:font-weight-complex="normal"/>
    </style:style>
    <style:style style:name="T44"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45"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46"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47" style:family="text">
      <style:text-properties style:text-position="0% 100%" fo:font-style="normal" style:text-underline-style="none" fo:font-weight="normal" officeooo:rsid="00566637" style:font-style-asian="normal" style:font-weight-asian="normal" style:font-style-complex="normal" style:font-weight-complex="normal"/>
    </style:style>
    <style:style style:name="T48" style:family="text">
      <style:text-properties style:text-position="0% 100%" fo:font-style="normal" style:text-underline-style="none" fo:font-weight="normal" officeooo:rsid="0063026a" style:font-style-asian="normal" style:font-weight-asian="normal" style:font-style-complex="normal" style:font-weight-complex="normal"/>
    </style:style>
    <style:style style:name="T49" style:family="text">
      <style:text-properties style:text-position="0% 100%" fo:font-style="normal" style:font-style-asian="normal" style:font-style-complex="normal"/>
    </style:style>
    <style:style style:name="T50" style:family="text">
      <style:text-properties style:text-position="0% 100%" fo:font-style="normal" officeooo:rsid="002052e6" style:font-style-asian="normal" style:font-style-complex="normal"/>
    </style:style>
    <style:style style:name="T51" style:family="text">
      <style:text-properties style:text-position="0% 100%" fo:font-style="normal" officeooo:rsid="002092fa" style:font-style-asian="normal" style:font-style-complex="normal"/>
    </style:style>
    <style:style style:name="T52" style:family="text">
      <style:text-properties style:text-position="0% 100%" fo:font-style="normal" officeooo:rsid="0021b5ff" style:font-style-asian="normal" style:font-style-complex="normal"/>
    </style:style>
    <style:style style:name="T53" style:family="text">
      <style:text-properties style:text-position="0% 100%" fo:font-style="normal" officeooo:rsid="0033d5e2" style:font-style-asian="normal" style:font-style-complex="normal"/>
    </style:style>
    <style:style style:name="T54" style:family="text">
      <style:text-properties style:text-position="0% 100%" fo:font-style="normal" officeooo:rsid="003a695c" style:font-style-asian="normal" style:font-style-complex="normal"/>
    </style:style>
    <style:style style:name="T55" style:family="text">
      <style:text-properties style:text-position="0% 100%" fo:font-style="normal" officeooo:rsid="003e2dd0" style:font-style-asian="normal" style:font-style-complex="normal"/>
    </style:style>
    <style:style style:name="T56" style:family="text">
      <style:text-properties style:text-position="0% 100%" fo:font-style="normal" officeooo:rsid="00416c5c" style:font-style-asian="normal" style:font-style-complex="normal"/>
    </style:style>
    <style:style style:name="T57" style:family="text">
      <style:text-properties style:text-position="0% 100%" fo:font-style="normal" officeooo:rsid="00450622" style:font-style-asian="normal" style:font-style-complex="normal"/>
    </style:style>
    <style:style style:name="T58" style:family="text">
      <style:text-properties style:text-position="0% 100%" fo:font-style="normal" officeooo:rsid="003fdfb0" style:font-style-asian="normal" style:font-style-complex="normal"/>
    </style:style>
    <style:style style:name="T59" style:family="text">
      <style:text-properties style:text-position="0% 100%" fo:font-style="normal" officeooo:rsid="0047b7c5" style:font-style-asian="normal" style:font-style-complex="normal"/>
    </style:style>
    <style:style style:name="T60" style:family="text">
      <style:text-properties style:text-position="0% 100%" fo:font-style="normal" officeooo:rsid="0049b684" style:font-style-asian="normal" style:font-style-complex="normal"/>
    </style:style>
    <style:style style:name="T61" style:family="text">
      <style:text-properties style:text-position="0% 100%" fo:font-style="normal" officeooo:rsid="00513582" style:font-style-asian="normal" style:font-style-complex="normal"/>
    </style:style>
    <style:style style:name="T62" style:family="text">
      <style:text-properties style:text-position="0% 100%" fo:font-style="normal" officeooo:rsid="00518620" style:font-style-asian="normal" style:font-style-complex="normal"/>
    </style:style>
    <style:style style:name="T63" style:family="text">
      <style:text-properties style:text-position="0% 100%" fo:font-style="normal" officeooo:rsid="005454ec" style:font-style-asian="normal" style:font-style-complex="normal"/>
    </style:style>
    <style:style style:name="T64" style:family="text">
      <style:text-properties style:text-position="0% 100%" fo:font-style="normal" officeooo:rsid="00531a51" style:font-style-asian="normal" style:font-style-complex="normal"/>
    </style:style>
    <style:style style:name="T65" style:family="text">
      <style:text-properties style:text-position="0% 100%" fo:font-style="normal" officeooo:rsid="005593af" style:font-style-asian="normal" style:font-style-complex="normal"/>
    </style:style>
    <style:style style:name="T66" style:family="text">
      <style:text-properties style:text-position="0% 100%" fo:font-style="normal" officeooo:rsid="005c1b21" style:font-style-asian="normal" style:font-style-complex="normal"/>
    </style:style>
    <style:style style:name="T67" style:family="text">
      <style:text-properties style:text-position="0% 100%" fo:font-style="normal" officeooo:rsid="005cbe62" style:font-style-asian="normal" style:font-style-complex="normal"/>
    </style:style>
    <style:style style:name="T68" style:family="text">
      <style:text-properties style:text-position="0% 100%" fo:font-style="normal" officeooo:rsid="005faca6" style:font-style-asian="normal" style:font-style-complex="normal"/>
    </style:style>
    <style:style style:name="T69" style:family="text">
      <style:text-properties style:text-position="0% 100%" fo:font-style="italic" fo:font-weight="normal" style:font-style-asian="italic" style:font-weight-asian="normal" style:font-style-complex="italic" style:font-weight-complex="normal"/>
    </style:style>
    <style:style style:name="T70" style:family="text">
      <style:text-properties style:text-position="0% 100%" fo:font-style="italic" fo:font-weight="normal" officeooo:rsid="005454ec" style:font-style-asian="italic" style:font-weight-asian="normal" style:font-style-complex="italic" style:font-weight-complex="normal"/>
    </style:style>
    <style:style style:name="T71" style:family="text">
      <style:text-properties style:text-position="0% 100%" fo:font-style="italic" fo:font-weight="normal" officeooo:rsid="001782ae" style:font-style-asian="italic" style:font-weight-asian="normal" style:font-style-complex="italic" style:font-weight-complex="normal"/>
    </style:style>
    <style:style style:name="T72"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73"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74" style:family="text">
      <style:text-properties style:text-position="0% 100%" fo:font-style="italic" style:text-underline-style="none" fo:font-weight="normal" officeooo:rsid="00566637" style:font-style-asian="italic" style:font-weight-asian="normal" style:font-style-complex="italic" style:font-weight-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tyle="italic" officeooo:rsid="002052e6" style:font-style-asian="italic" style:font-style-complex="italic"/>
    </style:style>
    <style:style style:name="T77" style:family="text">
      <style:text-properties style:text-position="0% 100%" fo:font-style="italic" officeooo:rsid="002092fa" style:font-style-asian="italic" style:font-style-complex="italic"/>
    </style:style>
    <style:style style:name="T78" style:family="text">
      <style:text-properties style:text-position="0% 100%" fo:font-style="italic" officeooo:rsid="001cec2f" style:font-style-asian="italic" style:font-style-complex="italic"/>
    </style:style>
    <style:style style:name="T79" style:family="text">
      <style:text-properties style:text-position="0% 100%" fo:font-style="italic" officeooo:rsid="0021b5ff" style:font-style-asian="italic" style:font-style-complex="italic"/>
    </style:style>
    <style:style style:name="T80" style:family="text">
      <style:text-properties style:text-position="0% 100%" fo:font-style="italic" officeooo:rsid="0033d5e2" style:font-style-asian="italic" style:font-style-complex="italic"/>
    </style:style>
    <style:style style:name="T81" style:family="text">
      <style:text-properties style:text-position="0% 100%" fo:font-style="italic" officeooo:rsid="003fdfb0" style:font-style-asian="italic" style:font-style-complex="italic"/>
    </style:style>
    <style:style style:name="T82" style:family="text">
      <style:text-properties style:text-position="0% 100%" fo:font-style="italic" officeooo:rsid="005454ec" style:font-style-asian="italic" style:font-style-complex="italic"/>
    </style:style>
    <style:style style:name="T83" style:family="text">
      <style:text-properties style:text-position="0% 100%" fo:font-style="italic" officeooo:rsid="00531a51" style:font-style-asian="italic" style:font-style-complex="italic"/>
    </style:style>
    <style:style style:name="T84" style:family="text">
      <style:text-properties style:text-position="0% 100%" fo:font-style="italic" officeooo:rsid="005faca6" style:font-style-asian="italic" style:font-style-complex="italic"/>
    </style:style>
    <style:style style:name="T85" style:family="text">
      <style:text-properties officeooo:rsid="0019195b"/>
    </style:style>
    <style:style style:name="T86" style:family="text">
      <style:text-properties fo:language="pt" fo:country="PT" fo:font-style="normal" officeooo:rsid="001cec2f" style:font-style-asian="normal" style:font-style-complex="normal"/>
    </style:style>
    <style:style style:name="T87" style:family="text">
      <style:text-properties fo:language="pt" fo:country="PT" fo:font-style="normal" officeooo:rsid="001a8386" style:font-style-asian="normal" style:font-style-complex="normal"/>
    </style:style>
    <style:style style:name="T88" style:family="text">
      <style:text-properties fo:language="pt" fo:country="PT" fo:font-style="normal" officeooo:rsid="004d5efe" style:font-style-asian="normal" style:font-style-complex="normal"/>
    </style:style>
    <style:style style:name="T89" style:family="text">
      <style:text-properties fo:language="pt" fo:country="PT" fo:font-style="normal" officeooo:rsid="00625641" style:font-style-asian="normal" style:font-style-complex="normal"/>
    </style:style>
    <style:style style:name="T90" style:family="text">
      <style:text-properties fo:language="pt" fo:country="PT" fo:font-style="normal" officeooo:rsid="0063026a" style:font-style-asian="normal" style:font-style-complex="normal"/>
    </style:style>
    <style:style style:name="T91" style:family="text">
      <style:text-properties fo:language="pt" fo:country="PT" fo:font-style="italic" officeooo:rsid="001cec2f" style:font-style-asian="italic" style:font-style-complex="italic"/>
    </style:style>
    <style:style style:name="T92" style:family="text">
      <style:text-properties officeooo:rsid="0021b5ff"/>
    </style:style>
    <style:style style:name="T93" style:family="text">
      <style:text-properties officeooo:rsid="00248972"/>
    </style:style>
    <style:style style:name="T94" style:family="text">
      <style:text-properties officeooo:rsid="002ac0fe"/>
    </style:style>
    <style:style style:name="T95" style:family="text">
      <style:text-properties officeooo:rsid="002cb208"/>
    </style:style>
    <style:style style:name="T96" style:family="text">
      <style:text-properties officeooo:rsid="002e0120"/>
    </style:style>
    <style:style style:name="T97" style:family="text">
      <style:text-properties officeooo:rsid="002ee68a"/>
    </style:style>
    <style:style style:name="T98" style:family="text">
      <style:text-properties officeooo:rsid="002f169b"/>
    </style:style>
    <style:style style:name="T99" style:family="text">
      <style:text-properties officeooo:rsid="0033d5e2"/>
    </style:style>
    <style:style style:name="T100" style:family="text">
      <style:text-properties officeooo:rsid="0036b37c"/>
    </style:style>
    <style:style style:name="T101" style:family="text">
      <style:text-properties officeooo:rsid="003888f2"/>
    </style:style>
    <style:style style:name="T102" style:family="text">
      <style:text-properties officeooo:rsid="003fdfb0"/>
    </style:style>
    <style:style style:name="T103" style:family="text">
      <style:text-properties officeooo:rsid="004c2b22"/>
    </style:style>
    <style:style style:name="T104" style:family="text">
      <style:text-properties officeooo:rsid="004ca2d3"/>
    </style:style>
    <style:style style:name="T105" style:family="text">
      <style:text-properties officeooo:rsid="004d5efe"/>
    </style:style>
    <style:style style:name="T106" style:family="text">
      <style:text-properties officeooo:rsid="005454ec"/>
    </style:style>
    <style:style style:name="T107" style:family="text">
      <style:text-properties officeooo:rsid="0058b996"/>
    </style:style>
    <style:style style:name="T108" style:family="text">
      <style:text-properties officeooo:rsid="005906b6"/>
    </style:style>
    <style:style style:name="T109" style:family="text">
      <style:text-properties officeooo:rsid="00290848"/>
    </style:style>
    <style:style style:name="T110" style:family="text">
      <style:text-properties officeooo:rsid="001a8386"/>
    </style:style>
    <style:style style:name="T111" style:family="text">
      <style:text-properties officeooo:rsid="005b6ad0"/>
    </style:style>
    <style:style style:name="T112" style:family="text">
      <style:text-properties officeooo:rsid="005c1b21"/>
    </style:style>
    <style:style style:name="T113" style:family="text">
      <style:text-properties officeooo:rsid="006076a4"/>
    </style:style>
    <style:style style:name="T114" style:family="text">
      <style:text-properties officeooo:rsid="006083fc"/>
    </style:style>
    <style:style style:name="T115" style:family="text">
      <style:text-properties officeooo:rsid="0063026a"/>
    </style:style>
    <style:style style:name="T116" style:family="text">
      <style:text-properties officeooo:rsid="006ca4ab"/>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Problema do Caixeiro Viajante com Prioridade</text:p>
      <text:p text:style-name="P26">André F<text:span text:style-name="T114">igueiredo de</text:span> Almeida</text:p>
      <text:p text:style-name="P16"><text:span text:style-name="T114">RA </text:span>164047</text:p>
      <text:h text:style-name="P71" text:outline-level="1">O problema</text:h>
      <text:p text:style-name="P17">São dados como entrada:</text:p>
      <text:list xml:id="list1983825065" text:style-name="L1">
        <text:list-item>
          <text:p text:style-name="P31">Um grafo direcionado <text:span text:style-name="T4">D</text:span><text:span text:style-name="T16"> = (</text:span><text:span text:style-name="T4">V</text:span><text:span text:style-name="T16">, </text:span><text:span text:style-name="T4">A</text:span><text:span text:style-name="T16">);</text:span></text:p>
        </text:list-item>
        <text:list-item>
          <text:p text:style-name="P29"><text:span text:style-name="T31">Nó </text:span><text:span text:style-name="T15">s</text:span><text:span text:style-name="T31"> </text:span><text:span text:style-name="T16">∈</text:span><text:span text:style-name="T31"> </text:span><text:span text:style-name="T15">V</text:span><text:span text:style-name="T31">, chamado de origem;</text:span></text:p>
        </text:list-item>
        <text:list-item>
          <text:p text:style-name="P32"><text:span text:style-name="T32">Prioridades</text:span><text:span text:style-name="T30"> </text:span><text:span text:style-name="T14">p</text:span><text:span text:style-name="T33">v</text:span><text:span text:style-name="T41"> para cada </text:span><text:span text:style-name="T69">v </text:span><text:span text:style-name="T41">∈</text:span><text:span text:style-name="T69">V</text:span><text:span text:style-name="T41"> (</text:span><text:span text:style-name="T69">p</text:span><text:span text:style-name="T33">s</text:span><text:span text:style-name="T69"> = </text:span><text:span text:style-name="T41">0);</text:span></text:p>
        </text:list-item>
        <text:list-item>
          <text:p text:style-name="P30"><text:span text:style-name="T43">Tempos </text:span><text:span text:style-name="T71">t</text:span><text:span text:style-name="T34">a</text:span><text:span text:style-name="T71"> </text:span><text:span text:style-name="T44">para todo arco </text:span><text:span text:style-name="T72">a </text:span><text:span text:style-name="T44">∈ </text:span><text:span text:style-name="T72">A;</text:span></text:p>
        </text:list-item>
      </text:list>
      <text:p text:style-name="P11"><text:span text:style-name="T72"><text:tab/></text:span><text:span text:style-name="T44">O objetivo é encontrar um ciclo hamiltoniano </text:span><text:span text:style-name="T72">C</text:span><text:span text:style-name="T44"> que começa em </text:span><text:span text:style-name="T72">s</text:span><text:span text:style-name="T44">, passa por todos os vértices exatamente uma vez e termina em </text:span><text:span text:style-name="T72">s</text:span><text:span text:style-name="T44">, tal que </text:span><text:span text:style-name="T72">p</text:span><text:span text:style-name="T44">(</text:span><text:span text:style-name="T72">C</text:span><text:span text:style-name="T44">) é mínimo. A função </text:span><text:span text:style-name="T72">p</text:span><text:span text:style-name="T44">(</text:span><text:span text:style-name="T72">C</text:span><text:span text:style-name="T44">) é definida como: </text:span><text:span text:style-name="T72">p</text:span><text:span text:style-name="T44">(</text:span><text:span text:style-name="T72">C</text:span><text:span text:style-name="T44">) =</text:span><draw:frame draw:style-name="fr1" draw:name="Object2" text:anchor-type="as-char" svg:width="2.743cm" svg:height="0.861cm" draw:z-index="0"><draw:object xlink:href="./Object 2" xlink:type="simple" xlink:show="embed" xlink:actuate="onLoad"/><draw:image xlink:href="./ObjectReplacements/Object 2" xlink:type="simple" xlink:show="embed" xlink:actuate="onLoad"/></draw:frame><text:span text:style-name="T45">, onde t</text:span><text:span text:style-name="T40">C </text:span><text:span text:style-name="T45">(</text:span><text:span text:style-name="T73">s,v) </text:span><text:span text:style-name="T45"><text:s/>é a soma dos tempos nas arestas do caminho de </text:span><text:span text:style-name="T73">s </text:span><text:span text:style-name="T45">até </text:span><text:span text:style-name="T73">v </text:span><text:span text:style-name="T45">no ciclo </text:span><text:span text:style-name="T73">C</text:span><text:span text:style-name="T45">.</text:span></text:p>
      <text:p text:style-name="P7"><text:span text:style-name="T45"><text:tab/>Todos os resultados </text:span><text:span text:style-name="T46">apresentados</text:span><text:span text:style-name="T45"> foram executados em uma máquina com processador Intel Core i7-3537U CPU @ 2.00GHz, rodando com GNU/Linux 4.15. O compilador usado foi o GCC 7.3.0 e o Gurobi 7.5.2 como o solver do PLI, usando as </text:span><text:span text:style-name="T73">flags</text:span><text:span text:style-name="T45"> de compilação do Makefile disponibilizado. </text:span><text:span text:style-name="T47">Para auxiliar na execução dos testes, implementei um </text:span><text:span text:style-name="T74">shell script</text:span><text:span text:style-name="T47">, que roda todos os testes disponíveis, verifica a qualidade e o tempo das soluções nos quatro modos e exporta no formato CSV[</text:span><text:span text:style-name="T48">1</text:span><text:span text:style-name="T47">].</text:span></text:p>
      <text:h text:style-name="P72" text:outline-level="1">Soluções propostas</text:h>
      <text:p text:style-name="P18">Para resolver este problema da melhor forma possível, foram estudados quatro métodos, cada um com relação entre otimalidade e custo computacional.</text:p>
      <text:p text:style-name="P5"><text:tab/><text:span text:style-name="T85">Os métodos propostos foram:</text:span></text:p>
      <text:list xml:id="list3036163936" text:style-name="L2">
        <text:list-item>
          <text:p text:style-name="P33">Uma heurística construtiva rápida, mas que sacrifica a otimalidade;</text:p>
        </text:list-item>
        <text:list-item>
          <text:p text:style-name="P33">Uma meta-heurística, no caso deste trabalho, o <text:span text:style-name="T4">simulated annealing</text:span><text:span text:style-name="T16">;</text:span></text:p>
        </text:list-item>
        <text:list-item>
          <text:p text:style-name="P34">Usar o BRKGA, uma implementação otimizada para algoritmos genéticos;</text:p>
        </text:list-item>
        <text:list-item>
          <text:p text:style-name="P34">Uma formulação de Programação Linear Inteira (o único método exato).</text:p>
        </text:list-item>
      </text:list>
      <text:p text:style-name="P6"><text:span text:style-name="T16"><text:tab/>As implementações e resultados de cada método serão discutidos na</text:span><text:span text:style-name="T17">s próximas seções. </text:span><text:span text:style-name="T21">To</text:span><text:span text:style-name="T20">da</text:span><text:span text:style-name="T21">s</text:span><text:span text:style-name="T20"> </text:span><text:span text:style-name="T21">as implementações possuem um mecanismo que verifica se </text:span><text:span text:style-name="T20">o tempo de execução é igual ou superior que o tempo limite estabelecido para execução do programa. </text:span><text:span text:style-name="T21">Se for, ele para o algoritmo e retorna a melhor solução encontrada até o momento.</text:span></text:p>
      <text:h text:style-name="SBC_3a_title_3a_1" text:outline-level="1">Heurística construtiva</text:h>
      <text:p text:style-name="P21">A heurística construtiva deve retornar um caminho possível de forma rápida (mesmo que isto comprometa a <text:span text:style-name="T85">otimalidade</text:span>) e com base em alguma característica do problema em que seja possível inferir qual um provável caminho melhor. Esta heurística também pode ser reutilizada pelas outras implementações, sendo utilizada como uma solução inicial.</text:p>
      <text:h text:style-name="P74" text:outline-level="2"><text:soft-page-break/>Implementação</text:h>
      <text:list xml:id="list3342595851" text:style-name="L3">
        <text:list-item>
          <text:p text:style-name="P76">Cria um vetor <text:span text:style-name="T12">V </text:span>de índice com todos os vértices que ainda não foram incluídos no caminho (no início, isso significa todos os vértices com exceção do inicial).</text:p>
        </text:list-item>
        <text:list-item>
          <text:p text:style-name="P37">Enquanto <text:span text:style-name="T12">V </text:span>não estiver vazio, faça:</text:p>
        </text:list-item>
        <text:list-item>
          <text:p text:style-name="P35"><text:s text:c="5"/>Pega o último vértice inserido, <text:span text:style-name="T4">v</text:span><text:span text:style-name="T35">k</text:span></text:p>
        </text:list-item>
        <text:list-item>
          <text:p text:style-name="P35"><text:span text:style-name="T35"><text:s text:c="9"/></text:span><text:span text:style-name="T49">Para cada vértice ainda </text:span><text:span text:style-name="T53">disponível</text:span><text:span text:style-name="T49">, </text:span><text:span text:style-name="T80">v</text:span><text:span text:style-name="T36">d</text:span><text:span text:style-name="T53">,</text:span><text:span text:style-name="T49"> faça:</text:span></text:p>
        </text:list-item>
        <text:list-item>
          <text:p text:style-name="P36"><text:s text:c="10"/><text:span text:style-name="T99">Calcula a inserção de </text:span><text:span text:style-name="T8">v</text:span><text:span text:style-name="T36">d</text:span><text:span text:style-name="T99">, onde uma inserção é dada pelo valor</text:span> <text:span text:style-name="T4">peso</text:span><text:span text:style-name="T8">(v</text:span><text:span text:style-name="T36">d</text:span><text:span text:style-name="T80">)</text:span><text:span text:style-name="T4"> * peso do arco</text:span><text:span text:style-name="T8">(v</text:span><text:span text:style-name="T36">k </text:span><text:span text:style-name="T80">,v</text:span><text:span text:style-name="T36">d</text:span><text:span text:style-name="T80">)</text:span><text:span text:style-name="T53"> e atualiza a variável de melhor inserção global, caso a encontrada seja menor </text:span><text:span text:style-name="T54">que a global</text:span></text:p>
        </text:list-item>
        <text:list-item>
          <text:p text:style-name="P36"><text:span text:style-name="T80"><text:s text:c="4"/></text:span><text:span text:style-name="T53">Insere no caminho o vértice com inserção mais barata encontrado </text:span><text:span text:style-name="T54">no passo 4</text:span></text:p>
        </text:list-item>
        <text:list-item>
          <text:p text:style-name="P38"><text:s text:c="4"/>Volta ao passo 2</text:p>
        </text:list-item>
        <text:list-item>
          <text:p text:style-name="P42"><text:span text:style-name="T54">R</text:span><text:span text:style-name="T49">etorna a solução </text:span><text:span text:style-name="T55">con</text:span><text:span text:style-name="T59">s</text:span><text:span text:style-name="T55">truída.</text:span></text:p>
        </text:list-item>
      </text:list>
      <text:h text:style-name="P74" text:outline-level="2">Resultados</text:h>
      <text:p text:style-name="P23">Todos os testes rodaram com menos de 1 segundo, <text:span text:style-name="T103">então esse dado não foi incluído na tabela.</text:span></text:p>
      <text:p text:style-name="P13"><text:span text:style-name="T104">Tabela</text:span> 1. <text:span text:style-name="T104">Resultados da heurística construtiva</text:span></text:p>
      <text:p text:style-name="P8"><draw:frame draw:style-name="fr2" draw:name="Object3" text:anchor-type="paragraph" svg:width="10.234cm" svg:height="8.58cm" draw:z-index="2"><draw:object xlink:href="./Object 3" xlink:type="simple" xlink:show="embed" xlink:actuate="onLoad"/><draw:image xlink:href="./ObjectReplacements/Object 3" xlink:type="simple" xlink:show="embed" xlink:actuate="onLoad"/></draw:frame></text:p>
      <text:p text:style-name="P10"><text:tab/><text:span text:style-name="T107">Na tabela, “custo” é o resultado retornado pelo código, “resposta” é o custo esperado (a saída do problema) e precisão é a divisão entre o custo esperado e o custo obtido (esse padrão é mantido em todo o relatório). </text:span></text:p>
      <text:p text:style-name="P10"><text:tab/>Os resultados no geral não ficaram muito perto do resultado esperado, contudo, dado que nossa heurística deve ser rápida e retornar apenas um valor inicial para as outras heurísticas, esse era o resultado esperado.</text:p>
      <text:p text:style-name="P9"/>
      <text:p text:style-name="P12"/>
      <text:p text:style-name="P12"/>
      <text:p text:style-name="P12"><text:soft-page-break/></text:p>
      <text:p text:style-name="P12"/>
      <text:p text:style-name="P12"/>
      <text:p text:style-name="P12"><draw:frame draw:style-name="fr3" draw:name="Object5" text:anchor-type="paragraph" svg:x="1.293cm" svg:y="0cm" svg:width="13.896cm" svg:height="7.816cm" draw:z-index="3"><draw:object xlink:href="./Object 5" xlink:type="simple" xlink:show="embed" xlink:actuate="onLoad"/><draw:image xlink:href="./ObjectReplacements/Object 5" xlink:type="simple" xlink:show="embed" xlink:actuate="onLoad"/><svg:desc>chart</svg:desc></draw:frame></text:p>
      <text:p text:style-name="P12"><text:span text:style-name="T104">Figura</text:span> 1. <text:span text:style-name="T104">Precisão x Entrada</text:span></text:p>
      <text:p text:style-name="P9"><text:tab/>Apesar da dispersão dos resultados, é possível observar que no geral a qualidade é melhor quando as entradas são menores.</text:p>
      <text:h text:style-name="P73" text:outline-level="1">Meta-Heurística (<text:span text:style-name="T4">Simulated Annealing)</text:span></text:h>
      <text:p text:style-name="P24"><text:span text:style-name="T5">O <text:s/>Simulated Annealing</text:span><text:span text:style-name="T22">[</text:span><text:span text:style-name="T24">2</text:span><text:span text:style-name="T22">]</text:span><text:span text:style-name="T5"> </text:span><text:span text:style-name="T17">é uma meta-heurística que tem como inspiração o processo de r</text:span><text:span text:style-name="T87">ecozimento da metalurgia, onde, para se obter um sólido com </text:span><text:span text:style-name="T86">estrutura cirstaligráfica boa, deve-se esfriá-lo com um leve decaimento na temperatura, de forma que não fique em temperatura muito alto por muito tempo nem esfrie abruptamente. Esse algormito une esse controle de temperatura com o algoritmo </text:span><text:span text:style-name="T91">Metropolis</text:span><text:span text:style-name="T88">[</text:span><text:span text:style-name="T90">2</text:span><text:span text:style-name="T88">]</text:span><text:span text:style-name="T86">. </text:span><text:span text:style-name="T89">Foi utilizada a solução da heurística construtiva como solução inicial.</text:span></text:p>
      <text:h text:style-name="P74" text:outline-level="2">Implementação</text:h>
      <text:p text:style-name="P3">O algoritmo foi implementado da seguinte maneira:</text:p>
      <text:list xml:id="list388972866" text:style-name="L4">
        <text:list-item>
          <text:p text:style-name="P45"><text:s/>Inicializa a temperatura <text:span text:style-name="T4">T</text:span><text:span text:style-name="T16"> e cria um caminho inicial </text:span><text:span text:style-name="T4">S</text:span><text:span text:style-name="T16">, tal que </text:span><text:span text:style-name="T11">S</text:span><text:span text:style-name="T23"> é o resultado da heurística construtiva para a entrada fornecida.</text:span></text:p>
        </text:list-item>
        <text:list-item>
          <text:p text:style-name="P45"><text:span text:style-name="T16"><text:s/>Inicializa </text:span><text:span text:style-name="T4">S</text:span><text:span text:style-name="T1">+</text:span><text:span text:style-name="T49">, a melhor solução global, com </text:span><text:span text:style-name="T75">S</text:span><text:span text:style-name="T49">(0), </text:span><text:span text:style-name="T50">e a temperatura </text:span><text:span text:style-name="T76">T</text:span><text:span text:style-name="T50"> com o valor da temperatura inicial;</text:span></text:p>
        </text:list-item>
        <text:list-item>
          <text:p text:style-name="P48"><text:span text:style-name="T49"><text:s/>Enquanto </text:span><text:span text:style-name="T75">T </text:span><text:span text:style-name="T49">&gt; </text:span><text:span text:style-name="T75">temperatura mínima</text:span><text:span text:style-name="T49">:</text:span></text:p>
        </text:list-item>
        <text:list-item>
          <text:p text:style-name="P48"><text:span text:style-name="T49"><text:s text:c="5"/>Para </text:span><text:span text:style-name="T75">i</text:span><text:span text:style-name="T49"> = 0, enquanto </text:span><text:span text:style-name="T75">i</text:span><text:span text:style-name="T49"> &lt; </text:span><text:span text:style-name="T75">limite do loop interno, <text:s/>i</text:span><text:span text:style-name="T49">++:</text:span></text:p>
        </text:list-item>
        <text:list-item>
          <text:p text:style-name="P48"><text:span text:style-name="T49"><text:s text:c="9"/></text:span><text:span text:style-name="T75">S’ = </text:span><text:span text:style-name="T60">VizinhoAleatório</text:span><text:span text:style-name="T51">(</text:span><text:span text:style-name="T77">S</text:span><text:span text:style-name="T51">)</text:span></text:p>
        </text:list-item>
        <text:list-item>
          <text:p text:style-name="P43"><text:span text:style-name="T51"><text:s text:c="9"/>∆</text:span><text:span text:style-name="T77">S = c</text:span><text:span text:style-name="T51">(</text:span><text:span text:style-name="T77">S’</text:span><text:span text:style-name="T51">) -</text:span><text:span text:style-name="T77"> c</text:span><text:span text:style-name="T51">(</text:span><text:span text:style-name="T77">S</text:span><text:span text:style-name="T51">)</text:span></text:p>
        </text:list-item>
        <text:list-item>
          <text:p text:style-name="P43"><text:span text:style-name="T51"><text:s text:c="9"/>se ∆</text:span><text:span text:style-name="T77">S </text:span><text:span text:style-name="T51">≤0:</text:span></text:p>
        </text:list-item>
        <text:list-item>
          <text:p text:style-name="P43"><text:span text:style-name="T51"><text:s text:c="13"/></text:span><text:span text:style-name="T77">S </text:span><text:span text:style-name="T51">= </text:span><text:span text:style-name="T77">S’</text:span></text:p>
        </text:list-item>
        <text:list-item>
          <text:p text:style-name="P43"><text:soft-page-break/><text:span text:style-name="T51"><text:s text:c="13"/>Se </text:span><text:span text:style-name="T77">c</text:span><text:span text:style-name="T51">(</text:span><text:span text:style-name="T77">S</text:span><text:span text:style-name="T51">) &lt; </text:span><text:span text:style-name="T77">c</text:span><text:span text:style-name="T51">(</text:span><text:span text:style-name="T78">S</text:span><text:span text:style-name="T2">+</text:span><text:span text:style-name="T51">):</text:span></text:p>
        </text:list-item>
        <text:list-item>
          <text:p text:style-name="P46"><text:span text:style-name="T51"><text:s text:c="16"/></text:span><text:span text:style-name="T75">S</text:span><text:span text:style-name="T1">+</text:span><text:span text:style-name="T49"> </text:span><text:span text:style-name="T51">= </text:span><text:span text:style-name="T77">S </text:span><text:span text:style-name="T51">// atualiza melhor global</text:span></text:p>
        </text:list-item>
        <text:list-item>
          <text:p text:style-name="P47"><text:span text:style-name="T51"><text:s text:c="15"/></text:span><text:span text:style-name="T52"><text:s/>Finaliza o loop interno</text:span></text:p>
        </text:list-item>
        <text:list-item>
          <text:p text:style-name="P39"><text:s text:c="10"/>senão:</text:p>
        </text:list-item>
        <text:list-item>
          <text:p text:style-name="P46"><text:span text:style-name="T51"><text:s text:c="14"/></text:span><text:span text:style-name="T79">r</text:span><text:span text:style-name="T51"> = número </text:span><text:span text:style-name="T52">aleatório</text:span><text:span text:style-name="T51"> entre (0, 1)</text:span></text:p>
        </text:list-item>
        <text:list-item>
          <text:p text:style-name="P44"><text:span text:style-name="T51"><text:s text:c="14"/></text:span><text:span text:style-name="T52">se </text:span><text:span text:style-name="T79">r </text:span><text:span text:style-name="T52">&lt; </text:span><text:span text:style-name="T79">e </text:span><text:span text:style-name="T3">- ΔS/kT </text:span><text:span text:style-name="T79">:</text:span></text:p>
        </text:list-item>
        <text:list-item>
          <text:p text:style-name="P44"><text:span text:style-name="T51"><text:s text:c="18"/></text:span><text:span text:style-name="T79">S = S’</text:span></text:p>
        </text:list-item>
        <text:list-item>
          <text:p text:style-name="P41"><text:s text:c="10"/>T = T * α</text:p>
        </text:list-item>
        <text:list-item>
          <text:p text:style-name="P44"><text:span text:style-name="T79"><text:s/></text:span><text:span text:style-name="T52">Retorna </text:span><text:span text:style-name="T79">S</text:span><text:span text:style-name="T3">+</text:span></text:p>
        </text:list-item>
      </text:list>
      <text:p text:style-name="P4"/>
      <text:p text:style-name="P40">VizinhoAleatório(<text:span text:style-name="T4">S</text:span>) é uma rotina que inverte dois vértice <text:span text:style-name="T4">i</text:span> e <text:span text:style-name="T4">j</text:span> escolhidos aleatoriamente, desde que <text:span text:style-name="T4">i </text:span>não seja igual a <text:span text:style-name="T4">j</text:span> e nenhum dos dois seja o vértice inicial. Uma outra <text:span text:style-name="T111">alternativa</text:span> <text:span text:style-name="T111">de implementação</text:span> foi feita de busca local com o 2-OPT<text:span text:style-name="T92">[2]</text:span>. <text:span text:style-name="T92">2-OPT(</text:span><text:span text:style-name="T6">S</text:span><text:span text:style-name="T92">) é um algoritmo de busca local que encontra a melhor solução vizinha de uma solução inicial </text:span><text:span text:style-name="T6">S</text:span><text:span text:style-name="T92"> tal que troque apenas duas arestas. Pela limitação de trocar apenas duas arestas, a busca </text:span>é O(<text:span text:style-name="T4">n</text:span>²) <text:span text:style-name="T92">e retorna um vizinho melhor ou igual.</text:span></text:p>
      <text:p text:style-name="P2">O fator de troca por uma solução pior na linha 15 é acionado com uma probabilidade tal que, quanto mais longe da solução ótima atual e menor a temperatura, mais improvável será a troca. Ela é realizada de forma aleatória para evitar possíveis mínimos locais.</text:p>
      <text:p text:style-name="P1">O “esfriamento” feito na linha 16 é realizado multiplicando <text:span text:style-name="T4">T</text:span> por uma constante tal que 0 &lt; <text:span text:style-name="T6">α</text:span><text:span text:style-name="T92"> </text:span>&lt; 1 de forma geométrica, ou seja, começa caindo rapidamente, mas vai caindo mais lentamente conforme se aproxima de zero. <text:span text:style-name="T93">Isso evita trocas bruscas na linha 15 conforme o algoritmo se aproxima do final da execução.</text:span></text:p>
      <text:h text:style-name="P75" text:outline-level="2"><text:span text:style-name="T110">Resultados</text:span></text:h>
      <text:p text:style-name="P68"><text:span text:style-name="T104">Tabela 2. Resultados finais da meta-heurística com as duas buscas locais</text:span></text:p>
      <text:p text:style-name="P62"/>
      <text:p text:style-name="P63">Os testes tinham como tempo máximo <text:span text:style-name="T112">300</text:span> segundos. A implementação usando 2-OPT demorava até duas ordens de grandeza de tempo a mais para executar e alcançava resultados bem piores. O tempo superior se deve ao fato da busca feita pelo 2-OPT ocorrer em O(<text:span text:style-name="T4">n²</text:span><text:span text:style-name="T16">) e os resultados inferiores provavelmente se devem a falta de variabilidade das respostas. Para atingir esses resultados, os parâmetros definidos para o <text:s/></text:span><text:span text:style-name="T5">Simulated Annealing</text:span><text:span text:style-name="T17"> </text:span><text:span text:style-name="T16">foram:</text:span></text:p>
      <text:list xml:id="list3059184491" text:style-name="L8">
        <text:list-item>
          <text:p text:style-name="P60"><text:span text:style-name="T16">Temperatura inicial: </text:span><text:span text:style-name="T27">2</text:span><text:span text:style-name="T16">000</text:span></text:p>
        </text:list-item>
        <text:list-item>
          <text:p text:style-name="P60"><text:span text:style-name="T16">Temperatura mínima: 10</text:span></text:p>
        </text:list-item>
        <text:list-item>
          <text:p text:style-name="P60"><text:span text:style-name="T16">Limite do loop interno: </text:span><text:span text:style-name="T27">3</text:span><text:span text:style-name="T16">00</text:span></text:p>
        </text:list-item>
        <text:list-item>
          <text:p text:style-name="P60"><text:span text:style-name="T16">Parâmetro alfa do decaimento exponencial: 0.9</text:span><text:span text:style-name="T27">6</text:span></text:p>
        </text:list-item>
        <text:list-item>
          <text:p text:style-name="P60"><text:span text:style-name="T16">Parâmetro </text:span><text:span text:style-name="T4">k </text:span><text:span text:style-name="T16">de multiplicação da temperatura: 2</text:span></text:p>
        </text:list-item>
      </text:list>
      <text:p text:style-name="P63"><text:span text:style-name="T16"><text:tab/>Outras combinações foram experimentadas, mas essas obtiveram </text:span><text:span text:style-name="T26">os </text:span><text:span text:style-name="T16">resultados </text:span><text:span text:style-name="T28">mais</text:span><text:span text:style-name="T16"> satisfatórios com a busca de vizinhança aleatória. </text:span><text:span text:style-name="T28">O tempo de execução se mostrou <text:s text:c="2"/></text:span><text:span text:style-name="T29">praticamente linear na implementação com Vizinho Aleatório e polinomial no 2-OPT.</text:span></text:p>
      <text:p text:style-name="P64"><text:span text:style-name="T28"><text:tab/>Quanto a qualidade das soluções, usando 2-OPT não houve um padrão bem definido, com as respostas em média obtendo 63,79% de precisão. </text:span><text:span text:style-name="T29">Já no Vizinho </text:span><text:soft-page-break/><text:span text:style-name="T29">Aleatório, a precisão média foi de 94,17%.</text:span></text:p>
      <text:p text:style-name="P64"><text:span text:style-name="T29"/></text:p>
      <text:p text:style-name="P67"><text:span text:style-name="T29">E</text:span><text:span text:style-name="T16">m ambos os quesitos (qualidade da solução e tempo de execução) a implementação usando a vizinhança aleatória foi melhor em todos os casos testes. Isso pode ser um reflexo da alta variabilidade das soluções que o </text:span><text:span text:style-name="T5">Simulated Annealing</text:span><text:span text:style-name="T17"> </text:span><text:span text:style-name="T16">em pouco tempo, facilitando encontrar soluções mais próximas das ideais.</text:span></text:p>
      <text:h text:style-name="P73" text:outline-level="1">BRKGA</text:h>
      <text:p text:style-name="P22">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99">conjunto</text:span> de <text:span text:style-name="T99">indivíduos</text:span> e <text:span text:style-name="T100">indivíduos</text:span> são <text:span text:style-name="T99">decodificados como entradas</text:span>. No nosso <text:span text:style-name="T95">problema</text:span>, <text:span text:style-name="T95">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2133582617" text:style-name="L5">
        <text:list-item>
          <text:p text:style-name="P49">Os parâmetros dos <text:span text:style-name="T100">indivíduos</text:span> da primeira geração são gerados randomicamente;</text:p>
        </text:list-item>
        <text:list-item>
          <text:p text:style-name="P51">Os indivíduos da população são decodificados como descrito anteriormente;</text:p>
        </text:list-item>
        <text:list-item>
          <text:p text:style-name="P51">Verifica se o critério de parada foi satisfeito (se foram geradas todas as <text:span text:style-name="T7">n</text:span> gerações, com <text:span text:style-name="T7">n</text:span><text:span text:style-name="T18"> sendo uma constante pré-definida)</text:span>;</text:p>
        </text:list-item>
        <text:list-item>
          <text:p text:style-name="P52">Se sim, retorna o cromossomo do indivíduo mais <text:span text:style-name="T101">bem-sucedido</text:span> (caminho com menor custo encontrado);</text:p>
        </text:list-item>
        <text:list-item>
          <text:p text:style-name="P52">Se não, calcula o custo do caminho dos indivíduos gerados e ordena de forma decrescente;</text:p>
        </text:list-item>
        <text:list-item>
          <text:p text:style-name="P50">Alguma porcentagem dos melhores <text:span text:style-name="T100">indivíduos</text:span> (segundo seus resultados do item anterior) é escolhida <text:span text:style-name="T96">e são definidos como “elite”;</text:span></text:p>
        </text:list-item>
        <text:list-item>
          <text:p text:style-name="P53"><text:span text:style-name="T101">Replica</text:span> os indivíduos elite para a próxima geração. <text:span text:style-name="T94">A partir deles, combinações e mutações gerarão os outros indivíduos da nova geração.</text:span></text:p>
        </text:list-item>
        <text:list-item>
          <text:p text:style-name="P52">Causa mutações (distúrbios nos cromossomos com cardinalidade e <text:span text:style-name="T97">probabilidades</text:span> aleatórias) na próxima população;</text:p>
        </text:list-item>
        <text:list-item>
          <text:p text:style-name="P52">Combina indivíduos elite e não-elite e adiciona seus filhos na próxima população;</text:p>
        </text:list-item>
        <text:list-item>
          <text:p text:style-name="P54">Retorna ao passo 2.</text:p>
        </text:list-item>
      </text:list>
      <text:h text:style-name="P74" text:outline-level="2">Implementação</text:h>
      <text:p text:style-name="P20">A implementação foi <text:span text:style-name="T101">majoritariamente </text:span>baseada no código <text:span text:style-name="T94">livre disponível</text:span> em <text:span text:style-name="T108">[3]</text:span>, <text:span text:style-name="T94">feito </text:span>por Rodrigo Franco Toso e Mauricio G.C. Resende <text:span text:style-name="T94">(um dos autores do BRKGA). O algoritmo faz chamadas à API do BRKGA de forma a evoluir uma população inicial. O código foi implementado da seguinte forma (as chamadas à API aparecem com *):</text:span></text:p>
      <text:list xml:id="list3179804027" text:style-name="L6">
        <text:list-item>
          <text:p text:style-name="P55">São definidas as contantes do problema (tamanho da população, fração da população que será elite, fração a ser substituída por mutantes, <text:span text:style-name="T101">probabilidade</text:span> de herdar genes da elite, número de população independente, número máximo de gerações, número d<text:span text:style-name="T98">o topo a serem trocados), inicializadas variáveis, o gerador de números aleatórios e uma instância da API do BRKGA.</text:span></text:p>
        </text:list-item>
        <text:list-item>
          <text:p text:style-name="P56"><text:soft-page-break/>Uma variável <text:span text:style-name="T4">bestChromosome</text:span><text:span text:style-name="T16"> guarda o melhor cromossomo global encontrado até o momento.</text:span></text:p>
        </text:list-item>
        <text:list-item>
          <text:p text:style-name="P56"><text:span text:style-name="T16">De 1 até a constante </text:span><text:span text:style-name="T4">Número Máximo de Gerações:</text:span></text:p>
        </text:list-item>
        <text:list-item>
          <text:p text:style-name="P56"><text:span text:style-name="T4"><text:s text:c="4"/></text:span><text:span text:style-name="T16">Evolui* a população atual;</text:span></text:p>
        </text:list-item>
        <text:list-item>
          <text:p text:style-name="P56"><text:span text:style-name="T4"><text:s text:c="4"/></text:span><text:span text:style-name="T16">Se o cromossomo tiver custo menor que o melhor global, atualiza ele;</text:span></text:p>
        </text:list-item>
        <text:list-item>
          <text:p text:style-name="P56"><text:span text:style-name="T4"><text:s text:c="4"/></text:span><text:span text:style-name="T16">Se a condição de reiniciar geração for verdadeira (</text:span><text:span text:style-name="T4">número da geração atual – <text:s text:c="12"/>constante de geração relevante &gt; constante)</text:span><text:span text:style-name="T16">, reinicia* a população atual;</text:span></text:p>
        </text:list-item>
        <text:list-item>
          <text:p text:style-name="P57"><text:span text:style-name="T4"><text:s text:c="4"/></text:span><text:span text:style-name="T19">Substitui* indivíduos da elite por indivíduos não-elite, de acordo com as constantes definidas no passo 1.</text:span></text:p>
        </text:list-item>
        <text:list-item>
          <text:p text:style-name="P58"><text:span text:style-name="T16">Decodifica o cromossomo do melhor indivíduo e retorna o caminho.</text:span></text:p>
        </text:list-item>
      </text:list>
      <text:h text:style-name="P75" text:outline-level="2"><text:span text:style-name="T110">Resultados</text:span></text:h>
      <text:p text:style-name="P19"><text:span text:style-name="T116">Os testes foram rodados com tempo máximo de 300 segundos.</text:span></text:p>
      <text:p text:style-name="P69"><text:span text:style-name="T104">Tabela 3. Resultados finais da meta-heurística com as duas buscas locais</text:span></text:p>
      <text:p text:style-name="P66"><draw:frame draw:style-name="fr2" draw:name="Object7" text:anchor-type="paragraph" svg:width="12.109cm" svg:height="8.58cm" draw:z-index="7"><draw:object xlink:href="./Object 7" xlink:type="simple" xlink:show="embed" xlink:actuate="onLoad"/><draw:image xlink:href="./ObjectReplacements/Object 7" xlink:type="simple" xlink:show="embed" xlink:actuate="onLoad"/></draw:frame></text:p>
      <text:p text:style-name="P66"><text:tab/><text:span text:style-name="T116">Os parâmetros foram mantidos como encontrados em [3], já que era uma implementação otimizada para o TSP. Nos casos pequenos, a média da qualidade foi de 99.44%, obtendo um resultado em um tempo razoável. Nos casos grandes, o BRKGA fica mais lento muito rapidamente, mostrando um comportamento polinomial em relação ao tamanho da entrada.</text:span></text:p>
      <text:h text:style-name="P73" text:outline-level="1">Programação linear inteira</text:h>
      <text:p text:style-name="P25"><text:span text:style-name="T102">Para a modelagem desse problema, foi criada uma variável inteira </text:span><text:span text:style-name="T9">x</text:span><text:span text:style-name="T37">ij</text:span><text:span text:style-name="T58">, indexada em </text:span><text:span text:style-name="T81">i,j</text:span><text:span text:style-name="T58"> na matriz de adjacência dos arcos do grafo. Ou seja, se </text:span><text:span text:style-name="T81">x</text:span><text:span text:style-name="T37">ij</text:span><text:span text:style-name="T81"> = </text:span><text:span text:style-name="T58">1, o arco entre os vértices </text:span><text:span text:style-name="T81">i</text:span><text:span text:style-name="T58"> e </text:span><text:span text:style-name="T81">j</text:span><text:span text:style-name="T58"> foi utilizado </text:span><text:span text:style-name="T56">e 0 caso contrário. </text:span><text:span text:style-name="T61">Essa variável </text:span><text:span text:style-name="T62">é sujeita as seguintes restrições:</text:span></text:p>
      <text:list xml:id="list2105273271" text:style-name="L7">
        <text:list-item>
          <text:p text:style-name="P77"><text:span text:style-name="T57">Para limitar que cada vértice seja utilizado exatamente uma vez, a soma das arestas que saem e entrem dele deve ser igual a 2. Definimos essa restrição por </text:span><draw:frame draw:style-name="fr1" draw:name="Object1" text:anchor-type="as-char" svg:width="3.009cm" svg:height="0.861cm" draw:z-index="1"><draw:object xlink:href="./Object 1" xlink:type="simple" xlink:show="embed" xlink:actuate="onLoad"/><draw:image xlink:href="./ObjectReplacements/Object 1" xlink:type="simple" xlink:show="embed" xlink:actuate="onLoad"/><svg:desc>formula</svg:desc></draw:frame>.<text:span text:style-name="T57"> </text:span></text:p>
        </text:list-item>
        <text:list-item>
          <text:p text:style-name="P59"><text:soft-page-break/><text:span text:style-name="T57">A </text:span><text:span text:style-name="T49">aresta que sai e entra no mesmo vértice não deve ser utilizada, já que o caminho é hamiltoniano. Limitamos isso por </text:span><text:span text:style-name="T49"><draw:frame draw:style-name="fr1" draw:name="Object4" text:anchor-type="as-char" svg:width="1.725cm" svg:height="0.861cm" draw:z-index="4"><draw:object xlink:href="./Object 4" xlink:type="simple" xlink:show="embed" xlink:actuate="onLoad"/><draw:image xlink:href="./ObjectReplacements/Object 4" xlink:type="simple" xlink:show="embed" xlink:actuate="onLoad"/><svg:desc>formula</svg:desc></draw:frame></text:span><text:span text:style-name="T49">.</text:span></text:p>
        </text:list-item>
      </text:list>
      <text:p text:style-name="P65"><text:span text:style-name="T64"><text:tab/>Para verificar o tempo de cada vértice, criamos uma variável </text:span><text:span text:style-name="T83">v</text:span><text:span text:style-name="T39">i</text:span><text:span text:style-name="T64">, indexada em </text:span><text:span text:style-name="T83">i</text:span><text:span text:style-name="T64"> pelos índices dos vértices. Ou seja, o valor em </text:span><text:span text:style-name="T82">v</text:span><text:span text:style-name="T38">i</text:span><text:span text:style-name="T42"> guarda o momento em que o vértice </text:span><text:span text:style-name="T70">i</text:span><text:span text:style-name="T42"> foi acessado.</text:span><text:span text:style-name="T64"> Para fazer com que o </text:span><text:span text:style-name="T63">valor</text:span><text:span text:style-name="T64"> </text:span><text:span text:style-name="T63">em </text:span><text:span text:style-name="T82">v</text:span><text:span text:style-name="T63"> </text:span><text:span text:style-name="T64">de um vértice que é visitado mais tarde </text:span><text:span text:style-name="T63">seja maior que os que são visitados antes, restringimos </text:span><text:span text:style-name="T82">v</text:span><text:span text:style-name="T63"> com essa fórmula:</text:span><draw:frame draw:style-name="fr1" draw:name="Object6" text:anchor-type="as-char" svg:width="4.083cm" svg:height="0.54cm" draw:z-index="5"><draw:object xlink:href="./Object 6" xlink:type="simple" xlink:show="embed" xlink:actuate="onLoad"/><draw:image xlink:href="./ObjectReplacements/Object 6" xlink:type="simple" xlink:show="embed" xlink:actuate="onLoad"/></draw:frame>, <text:span text:style-name="T106">onde </text:span><text:span text:style-name="T10">t</text:span><text:span text:style-name="T38">ij</text:span><text:span text:style-name="T82"> </text:span><text:span text:style-name="T63">é o valor do arco entre </text:span><text:span text:style-name="T82">i</text:span><text:span text:style-name="T63"> e </text:span><text:span text:style-name="T82">j</text:span><text:span text:style-name="T63"> e </text:span><text:span text:style-name="T82">M</text:span><text:span text:style-name="T63"> é um valor suficientemente grande. No nosso caso, definimos </text:span><text:span text:style-name="T82">M </text:span><text:span text:style-name="T63">é a soma </text:span><text:span text:style-name="T65">de todos os arcos.</text:span></text:p>
      <text:p text:style-name="P65"><text:span text:style-name="T65"><text:tab/></text:span><text:span text:style-name="T66">A última restrição a ser aplicada era de que fosse um caminho hamiltoniano. Para isso, definimos que todo componente deve ser conexo, ou seja, que em todo corte deve existir no mínimo duas arestas. </text:span><text:span text:style-name="T67">Podemos definir isso garantindo que para cada subconjunto </text:span><text:span text:style-name="T84">S </text:span><text:span text:style-name="T67">não vazio de vértices, </text:span><text:span text:style-name="T68">devem existir pelo menos |</text:span><text:span text:style-name="T84">S</text:span><text:span text:style-name="T68">| - 1 arestas. Escrevemos isso da forma </text:span><text:span text:style-name="T68"><draw:frame draw:style-name="fr4" draw:name="Object8" text:anchor-type="as-char" svg:width="5.801cm" svg:height="0.861cm" draw:z-index="6"><draw:object xlink:href="./Object 8" xlink:type="simple" xlink:show="embed" xlink:actuate="onLoad"/><draw:image xlink:href="./ObjectReplacements/Object 8" xlink:type="simple" xlink:show="embed" xlink:actuate="onLoad"/></draw:frame></text:span><text:span text:style-name="T68">.</text:span></text:p>
      <text:p text:style-name="P65"><text:span text:style-name="T68"/></text:p>
      <text:h text:style-name="P74" text:outline-level="2">Implementação</text:h>
      <text:p text:style-name="P79">A implementação foi baseada nos conceitos teóricos definidos em [5] e nos conceitos técnicos disponíveis em [6], <text:span text:style-name="T115">incluindo código-fonte</text:span>. <text:span text:style-name="T114">Essas referências são dos próprios autores da biblioteca de solução de PLI usada nessa implementação, o Gurobi, conferindo credibilidade à fonte.</text:span></text:p>
      <text:p text:style-name="P61">O código primeiramente utiliza-se da heurística construtiva para <text:span text:style-name="T115">criar uma solução inicial e realizar um plano de corte, diminuindo o número de soluções viáveis. O código implementa as restrições definidas acima, com exceção da última restrição. Como ela exige um número exponencial de restrições, o PLI se resolveria muito lentamente e ocuparia muita memória. Em vez disto, a cada solução, nós verificamos se nela existe algum </text:span><text:span text:style-name="T13">subtour</text:span><text:span text:style-name="T25">, através de um </text:span><text:span text:style-name="T13">callback</text:span><text:span text:style-name="T25"> do Gurobi. A implementação da classe que executa essa função foi obtida em [6].</text:span></text:p>
      <text:h text:style-name="P74" text:outline-level="2">Resultados</text:h>
      <text:p text:style-name="P19"/>
      <text:h text:style-name="P73" text:outline-level="1">Conclusão</text:h>
      <text:p text:style-name="SBC_3a_caption_3a_2lines"/>
      <text:p text:style-name="SBC_3a_references">Refer<text:span text:style-name="T105">encias </text:span></text:p>
      <text:p text:style-name="P15">[<text:span text:style-name="T115">1</text:span>] https://github.com/andrealmeid/tscript</text:p>
      <text:p text:style-name="P27">[<text:span text:style-name="T115">2</text:span>] <text:a xlink:type="simple" xlink:href="http://www.ic.unicamp.br/~fkm/lectures/heuristicas.pdf" text:style-name="Internet_20_link" text:visited-style-name="Visited_20_Internet_20_Link">http://www.ic.unicamp.br/~fkm/lectures/heuristicas.pdf</text:a></text:p>
      <text:p text:style-name="P28">[3] <text:a xlink:type="simple" xlink:href="https://github.com/rfrancotoso/brkgaAPI/tree/master/examples/brkga-tsp" text:style-name="Internet_20_link" text:visited-style-name="Visited_20_Internet_20_Link"><text:span text:style-name="T109">https://github.com/rfrancotoso/brkgaAPI/tree/master/examples/brkga-tsp</text:span></text:a></text:p>
      <text:p text:style-name="P27"><text:span text:style-name="T113">[5] </text:span>http://examples.gurobi.com/traveling-salesman-problem/</text:p>
      <text:p text:style-name="P27"><text:span text:style-name="T113">[6] </text:span>http://www.gurobi.com/documentation/7.5/examples/tsp_cpp_cpp.html</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46</meta:editing-cycles>
    <meta:editing-duration>PT3H48M12S</meta:editing-duration>
    <dc:date>2018-06-27T23:47:14.981240624</dc:date>
    <meta:document-statistic meta:table-count="0" meta:image-count="0" meta:object-count="8" meta:page-count="7" meta:paragraph-count="115" meta:word-count="2183" meta:character-count="13469" meta:non-whitespace-character-count="1123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26.78mm"/>
    </style:style>
    <style:style style:name="co4" style:family="table-column">
      <style:table-column-properties fo:break-before="auto" style:column-width="2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ce11" office:value-type="string" calcext:value-type="string">
            <text:p>Teste</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office:value-type="string" calcext:value-type="string">
            <text:p><text:s/>1.13715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office:value-type="string" calcext:value-type="string">
            <text:p><text:s/>1.47161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19:50:20.5809225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under>
        <mo stretchy="false">∑</mo>
        <mrow>
          <mi>i</mi>
          <mo stretchy="false">∈</mo>
          <mi>V</mi>
        </mrow>
      </munder>
      <mrow>
        <msub>
          <mi>x</mi>
          <mi mathvariant="italic">ii</mi>
        </msub>
        <mo stretchy="false">=</mo>
        <mn>0</mn>
      </mrow>
    </mrow>
    <annotation encoding="StarMath 5.0">sum from{i in V} { x_ii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sub>
        <mi>v</mi>
        <mi>j</mi>
      </msub>
      <mo stretchy="false">≥</mo>
      <mrow>
        <msub>
          <mi>v</mi>
          <mi>i</mi>
        </msub>
        <mo stretchy="false">+</mo>
        <msub>
          <mi>t</mi>
          <mi mathvariant="italic">ij</mi>
        </msub>
        <mo stretchy="false">−</mo>
        <mrow>
          <mrow>
            <mo fence="true" stretchy="false">(</mo>
            <mrow>
              <mrow>
                <mn>1</mn>
                <mo stretchy="false">−</mo>
                <msub>
                  <mi>x</mi>
                  <mi mathvariant="italic">ij</mi>
                </msub>
              </mrow>
            </mrow>
            <mo fence="true" stretchy="false">)</mo>
          </mrow>
          <mo stretchy="false">∗</mo>
          <mi>M</mi>
        </mrow>
      </mrow>
    </mrow>
    <annotation encoding="StarMath 5.0">v_j &gt;= v_i + t_ij - ( 1 - x_ij ) * 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9"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0.06pt solid #000000"/>
    </style:style>
    <style:style style:name="ce3" style:family="table-cell" style:parent-style-name="Default" style:data-style-name="N3">
      <style:table-cell-properties style:text-align-source="fix" style:repeat-content="false" fo:border="0.06pt solid #000000"/>
      <style:paragraph-properties fo:text-align="end"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0"/>
        <table:table-column table:style-name="co1" table:default-cell-style-name="ce10"/>
        <table:table-column table:style-name="co3" table:default-cell-style-name="ce10"/>
        <table:table-column table:style-name="co1" table:default-cell-style-name="ce10"/>
        <table:table-column table:style-name="co1" table:default-cell-style-name="ce12"/>
        <table:table-row table:style-name="ro1" table:number-rows-repeated="2">
          <table:table-cell/>
          <table:table-cell table:style-name="Default" table:number-columns-repeated="5"/>
        </table:table-row>
        <table:table-row table:style-name="ro1">
          <table:table-cell/>
          <table:table-cell table:style-name="ce9" office:value-type="string" calcext:value-type="string">
            <text:p>Teste</text:p>
          </table:table-cell>
          <table:table-cell table:style-name="ce9" office:value-type="string" calcext:value-type="string">
            <text:p>Tempo (s)</text:p>
          </table:table-cell>
          <table:table-cell table:style-name="ce9" office:value-type="string" calcext:value-type="string">
            <text:p>Custo</text:p>
          </table:table-cell>
          <table:table-cell table:style-name="ce9" office:value-type="string" calcext:value-type="string">
            <text:p>Resposta</text:p>
          </table:table-cell>
          <table:table-cell table:style-name="ce9"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3" calcext:value-type="float">
            <text:p>3</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3" calcext:value-type="float">
            <text:p>3</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3" calcext:value-type="float">
            <text:p>3</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3" calcext:value-type="float">
            <text:p>3</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4" calcext:value-type="float">
            <text:p>4</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4" calcext:value-type="float">
            <text:p>4</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4" calcext:value-type="float">
            <text:p>4</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4" calcext:value-type="float">
            <text:p>4</text:p>
          </table:table-cell>
          <table:table-cell table:number-columns-repeated="2" office:value-type="float" office:value="9081" calcext:value-type="float">
            <text:p>9081</text:p>
          </table:table-cell>
          <table:table-cell office:value-type="percentage" office:value="1" calcext:value-type="percentage">
            <text:p>100,00%</text:p>
          </table:table-cell>
        </table:table-row>
        <table:table-row table:style-name="ro1">
          <table:table-cell/>
          <table:table-cell office:value-type="string" calcext:value-type="string">
            <text:p>teste14_1.txt</text:p>
          </table:table-cell>
          <table:table-cell office:value-type="float" office:value="5" calcext:value-type="float">
            <text:p>5</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5" calcext:value-type="float">
            <text:p>5</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5" calcext:value-type="float">
            <text:p>5</text:p>
          </table:table-cell>
          <table:table-cell office:value-type="float" office:value="10413" calcext:value-type="float">
            <text:p>10413</text:p>
          </table:table-cell>
          <table:table-cell office:value-type="float" office:value="9957" calcext:value-type="float">
            <text:p>9957</text:p>
          </table:table-cell>
          <table:table-cell office:value-type="percentage" office:value="0.9562" calcext:value-type="percentage">
            <text:p>95,62%</text:p>
          </table:table-cell>
        </table:table-row>
        <table:table-row table:style-name="ro1">
          <table:table-cell/>
          <table:table-cell office:value-type="string" calcext:value-type="string">
            <text:p>teste15_2.txt</text:p>
          </table:table-cell>
          <table:table-cell office:value-type="float" office:value="5" calcext:value-type="float">
            <text:p>5</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32" calcext:value-type="float">
            <text:p>32</text:p>
          </table:table-cell>
          <table:table-cell table:style-name="ce3" office:value-type="float" office:value="1111570" calcext:value-type="float">
            <text:p>1.111.57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34" calcext:value-type="float">
            <text:p>34</text:p>
          </table:table-cell>
          <table:table-cell office:value-type="float" office:value="922950" calcext:value-type="float">
            <text:p>92295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59" calcext:value-type="float">
            <text:p>59</text:p>
          </table:table-cell>
          <table:table-cell office:value-type="float" office:value="205908" calcext:value-type="float">
            <text:p>205908</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59" calcext:value-type="float">
            <text:p>59</text:p>
          </table:table-cell>
          <table:table-cell office:value-type="float" office:value="165729" calcext:value-type="float">
            <text:p>165729</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59" calcext:value-type="float">
            <text:p>59</text:p>
          </table:table-cell>
          <table:table-cell office:value-type="float" office:value="229249" calcext:value-type="float">
            <text:p>229249</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59" calcext:value-type="float">
            <text:p>59</text:p>
          </table:table-cell>
          <table:table-cell office:value-type="float" office:value="168973" calcext:value-type="float">
            <text:p>168973</text:p>
          </table:table-cell>
          <table:table-cell table:number-columns-repeated="2" table:style-name="ce11" office:value-type="string" calcext:value-type="string">
            <text:p><text: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23:41:49.564401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row>
        <mrow>
          <munder>
            <mo stretchy="false">∑</mo>
            <mrow>
              <mi>i</mi>
              <mi>,</mi>
              <mrow>
                <mi>j</mi>
                <mo stretchy="false">∈</mo>
                <mi>S</mi>
              </mrow>
              <mi>,</mi>
              <mrow>
                <mi>i</mi>
                <mo stretchy="false">≠</mo>
                <mi>j</mi>
              </mrow>
            </mrow>
          </munder>
          <msub>
            <mi>x</mi>
            <mi mathvariant="italic">ij</mi>
          </msub>
        </mrow>
        <mo stretchy="false">≤</mo>
        <mrow>
          <mrow>
            <mo fence="true" stretchy="false">|</mo>
            <mrow>
              <mi>S</mi>
            </mrow>
            <mo fence="true" stretchy="false">|</mo>
          </mrow>
          <mo stretchy="false">−</mo>
          <mn>1,</mn>
        </mrow>
      </mrow>
      <mo stretchy="false">∀</mo>
      <mrow>
        <mi>S</mi>
        <mo stretchy="false">⊂</mo>
        <mi>V</mi>
      </mrow>
      <mi>,</mi>
      <mrow>
        <mi>s</mi>
        <mo stretchy="false">≠</mo>
        <mi mathvariant="normal">∅</mi>
      </mrow>
    </mrow>
    <annotation encoding="StarMath 5.0">sum from{i, j in S, i &lt;&gt; j} x_ij &lt;= lline S rline - 1, forall S subset V, s &lt;&gt; emptyset</annotation>
  </semantics>
</math>
</file>